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Criteri di successo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Giulio Franco</meta:initial-creator>
    <meta:creation-date>2012-10-13T01:15:29</meta:creation-date>
    <dc:date>2012-10-13T01:15:36</dc:date>
    <dc:creator>Giulio Franco</dc:creator>
    <meta:editing-duration>P0D</meta:editing-duration>
    <meta:editing-cycles>1</meta:editing-cycles>
    <meta:document-statistic meta:table-count="0" meta:image-count="0" meta:object-count="0" meta:page-count="1" meta:paragraph-count="1" meta:word-count="3" meta:character-count="19" meta:non-whitespace-character-count="17"/>
  </office:meta>
</office:document-meta>
</file>